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2" style:family="paragraph">
      <style:paragraph-properties fo:break-before="page"/>
    </style:style>
    <style:style style:name="P2" style:parent-style-name="ListParagraph" style:family="paragraph">
      <style:text-properties fo:language="nl" fo:country="NL"/>
    </style:style>
    <style:style style:name="P3" style:parent-style-name="ListParagraph" style:list-style-name="LFO2" style:family="paragraph"/>
    <style:style style:name="T4" style:parent-style-name="DefaultParagraphFont" style:family="text">
      <style:text-properties fo:language="nl" fo:country="NL"/>
    </style:style>
    <style:style style:name="T5" style:parent-style-name="DefaultParagraphFont" style:family="text">
      <style:text-properties fo:language="nl" fo:country="NL"/>
    </style:style>
    <style:style style:name="P6" style:parent-style-name="ListParagraph" style:list-style-name="LFO2"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2" style:family="paragraph"/>
    <style:style style:name="P10" style:parent-style-name="ListParagraph" style:list-style-name="LFO2" style:family="paragraph"/>
    <style:style style:name="T11" style:parent-style-name="DefaultParagraphFont" style:family="text">
      <style:text-properties fo:language="nl" fo:country="NL"/>
    </style:style>
    <style:style style:name="P12" style:parent-style-name="ListParagraph" style:list-style-name="LFO2" style:family="paragraph"/>
  </office:automatic-styles>
  <office:body>
    <office:text text:use-soft-page-breaks="true">
      <text:list text:style-name="LFO2" text:continue-numbering="true">
        <text:list-item>
          <text:p text:style-name="P1">Wat is web design?</text:p>
        </text:list-item>
      </text:list>
      <text:p text:style-name="P2">Webdesign is een verzamelterm voor verschillende disciplines die gerelateerd zijn aan het ontwerpen en onderhouden van websites</text:p>
      <text:p text:style-name="Normal"/>
      <text:list text:style-name="LFO2" text:continue-numbering="true">
        <text:list-item>
          <text:p text:style-name="P3">Wat is het verschil tussen web design en web development? Wat is de overeenkomst<text:span text:style-name="T4">?</text:span></text:p>
        </text:list-item>
      </text:list>
      <text:p text:style-name="ListParagraph"><text:span text:style-name="T5">Een webdesigner zich bezig met het visuele ontwerp van een website. Een webdesigner heeft wel kennis van code, maar dit dient vooral om een goed en aantrekkelijk website design te maken. <text:s text:c="5"/></text:span></text:p>
      <text:list text:style-name="LFO2" text:continue-numbering="true">
        <text:list-item>
          <text:p text:style-name="P6">Wat is flat design? Geef ook een voorbeeld van flat design?</text:p>
        </text:list-item>
      </text:list>
      <text:p text:style-name="ListParagraph">Flat Design' in het kortEenvoudig gezegd is Flat Design het ontwerpen zonder franje. Geen verloopjes, structuren of fotografische elementen als decor, gewoon strak en kleurrijk. Met name het kleurgebruik en de strakke vormen zijn herkenbaar voor deze st</text:p>
      <text:list text:style-name="LFO2" text:continue-numbering="true">
        <text:list-item>
          <text:p text:style-name="P7">Wat is typografie?</text:p>
        </text:list-item>
      </text:list>
      <text:p text:style-name="ListParagraph">Typografie is het vormgeven van tekst.</text:p>
      <text:p text:style-name="ListParagraph"/>
      <text:list text:style-name="LFO2" text:continue-numbering="true">
        <text:list-item>
          <text:p text:style-name="P8">Hoe bepaal je welk font je gebruikt voor je website?</text:p>
        </text:list-item>
      </text:list>
      <text:p text:style-name="ListParagraph">Installeer daarvoor de plugin WhatFont . Wanneer de plugin actief is, is het enorm eenvoudig om een lettertype te ontdekken</text:p>
      <text:p text:style-name="ListParagraph"/>
      <text:list text:style-name="LFO2" text:continue-numbering="true">
        <text:list-item>
          <text:p text:style-name="P9">Waarom gebruik je vector-afbeeldingen en vector-iconen in websites?</text:p>
        </text:list-item>
      </text:list>
      <text:p text:style-name="ListParagraph">twerpers gebruiken SVG's vaak voor pictogrammen, bijvoorbeeld knoppen, maar ook bedrijfslogo's op websites.</text:p>
      <text:list text:style-name="LFO2" text:continue-numbering="true">
        <text:list-item>
          <text:p text:style-name="P10"><text:span text:style-name="T11">Wat is whitespace?</text:span></text:p>
        </text:list-item>
      </text:list>
      <text:p text:style-name="ListParagraph">Een whitespace is een verzamelnaam voor alle horizontale en verticale spaties die bij weergave een lege ruimte tonen tussen de zichtbare tekens of woorden (horizontaal) of regels (verticaal).</text:p>
      <text:p text:style-name="ListParagraph"/>
      <text:list text:style-name="LFO2" text:continue-numbering="true">
        <text:list-item>
          <text:p text:style-name="P12">Wat is de belangrijkste sectie in deze website? En waarom?</text:p>
        </text:list-item>
      </text:list>
      <text:p text:style-name="ListParagraph"/>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o Denslagen</meta:initial-creator>
    <dc:creator>Jeno Denslagen</dc:creator>
    <meta:creation-date>2022-10-27T10:46:00Z</meta:creation-date>
    <dc:date>2022-10-27T11:01:00Z</dc:date>
    <meta:template xlink:href="Normal" xlink:type="simple"/>
    <meta:editing-cycles>1</meta:editing-cycles>
    <meta:editing-duration>PT0S</meta:editing-duration>
    <meta:document-statistic meta:page-count="1" meta:paragraph-count="2" meta:word-count="212" meta:character-count="1421" meta:row-count="10" meta:non-whitespace-character-count="1211"/>
  </office:meta>
</office:document-meta>
</file>